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8622" officeooo:paragraph-rsid="0002862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void str_cpy(char str[])</text:p>
      <text:p text:style-name="Standard"/>
      <text:p text:style-name="Standard">{</text:p>
      <text:p text:style-name="Standard"><text:s text:c="4"/>char str2[20];</text:p>
      <text:p text:style-name="Standard"><text:s text:c="4"/>int i;</text:p>
      <text:p text:style-name="Standard"><text:s text:c="4"/>for(i=0;str[i]!='\0';i++)</text:p>
      <text:p text:style-name="Standard"><text:s text:c="8"/>str2[i]=str[i];</text:p>
      <text:p text:style-name="Standard"><text:s text:c="4"/>str2[i]='\0';</text:p>
      <text:p text:style-name="Standard"><text:s text:c="4"/>printf("%s",str2);</text:p>
      <text:p text:style-name="Standard">}</text:p>
      <text:p text:style-name="Standard"/>
      <text:p text:style-name="Standard">int main()</text:p>
      <text:p text:style-name="Standard"/>
      <text:p text:style-name="Standard">{</text:p>
      <text:p text:style-name="Standard"><text:s text:c="3"/>char str[20]="Thundersoft";</text:p>
      <text:p text:style-name="Standard"><text:s text:c="3"/>str_cpy(str);</text:p>
      <text:p text:style-name="Standard"/>
      <text:p text:style-name="Standard"><text:s text:c="4"/>return 0;</text:p>
      <text:p text:style-name="Standard"/>
      <text:p text:style-name="Standard">}</text:p>
      <text:p text:style-name="Standard"/>
      <text:p text:style-name="Standard"/>
      <text:p text:style-name="P1">Output <text:s/>:</text:p>
      <text:p text:style-name="P1"/>
      <text:p text:style-name="P1"/>
      <text:p text:style-name="P1">Thundersof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5:01:16.379642072</meta:creation-date>
    <dc:date>2022-10-10T15:03:12.871048543</dc:date>
    <meta:editing-duration>PT1M56S</meta:editing-duration>
    <meta:editing-cycles>1</meta:editing-cycles>
    <meta:document-statistic meta:table-count="0" meta:image-count="0" meta:object-count="0" meta:page-count="1" meta:paragraph-count="18" meta:word-count="27" meta:character-count="254" meta:non-whitespace-character-count="206"/>
    <meta:generator>LibreOffice/6.4.7.2$Linux_X86_64 LibreOffice_project/40$Build-2</meta:generator>
  </office:meta>
</office:document-meta>
</file>